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9698" officeooo:paragraph-rsid="001e9698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rsid="001e9698" officeooo:paragraph-rsid="001e9698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1e9698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e9698" officeooo:paragraph-rsid="001e9698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PAMUKKALE ÜNİVERSİTESİ MÜHENDİSLİK FAKÜLTESİ</text:span></text:p>
      <text:p text:style-name="P4"><text:span text:style-name="T2">BİLGİSAYAR MÜHENDİSLİĞİ BÖLÜMÜ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3"/></text:p>
      <text:p text:style-name="P1"><text:span text:style-name="T3"/></text:p>
      <text:p text:style-name="P1"><text:span text:style-name="T3">STAJ-I EK DOSYALAR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ZEHRA BETÜL BOYNUEĞRİ</text:span></text:p>
      <text:p text:style-name="P2"><text:span text:style-name="T2">14253014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0:05:57.206075933</meta:creation-date>
    <dc:date>2017-10-17T10:15:02.307542015</dc:date>
    <meta:editing-duration>PT9M5S</meta:editing-duration>
    <meta:editing-cycles>1</meta:editing-cycles>
    <meta:document-statistic meta:table-count="0" meta:image-count="0" meta:object-count="0" meta:page-count="1" meta:paragraph-count="5" meta:word-count="14" meta:character-count="121" meta:non-whitespace-character-count="112"/>
    <meta:generator>LibreOffice/5.1.6.2$Linux_X86_64 LibreOffice_project/10m0$Build-2</meta:generator>
  </office:meta>
</office:document-meta>
</file>